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Weather.Code</text:p>
          </table:table-cell>
          <table:table-cell office:value-type="string" calcext:value-type="string">
            <text:p>Weather Link</text:p>
          </table:table-cell>
        </table:table-row>
        <table:table-row table:style-name="ro1">
          <table:table-cell office:value-type="string" calcext:value-type="string">
            <text:p>Boyd Lee</text:p>
          </table:table-cell>
          <table:table-cell office:value-type="float" office:value="35.5309739182802" calcext:value-type="float">
            <text:p>35.5309739182802</text:p>
          </table:table-cell>
          <table:table-cell office:value-type="float" office:value="-77.3656830127534" calcext:value-type="float">
            <text:p>-77.3656830127534</text:p>
          </table:table-cell>
          <table:table-cell office:value-type="string" calcext:value-type="string">
            <text:p>KNCWINTE63</text:p>
          </table:table-cell>
          <table:table-cell office:value-type="string" calcext:value-type="string">
            <text:p>https://www.wunderground.com/weather/us/nc/winterville/KNCWINTE63</text:p>
          </table:table-cell>
        </table:table-row>
      </table:table>
      <table:table table:name="2024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string" calcext:value-type="string">
            <text:p>Time Trial</text:p>
          </table:table-cell>
          <table:table-cell office:value-type="string" calcext:value-type="string">
            <text:p>Boyd Lee</text:p>
          </table:table-cell>
          <table:table-cell office:value-type="float" office:value="3" calcext:value-type="float">
            <text:p>3</text:p>
          </table:table-cell>
          <table:table-cell office:value-type="time" office:time-value="PT00H15M50S" calcext:value-type="time">
            <text:p>00:15: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t and sloppy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2M50S" calcext:value-type="time">
            <text:p>00:22:5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4-10-05" calcext:value-type="date">
            <text:p>2024-10-05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2M10S" calcext:value-type="time">
            <text:p>00:22: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1M50S" calcext:value-type="time">
            <text:p>00:21: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1M13S" calcext:value-type="time">
            <text:p>00:21:1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>
          <table:table-cell office:value-type="date" office:date-value="2024-10-26" calcext:value-type="date">
            <text:p>2024-10-2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0M56S" calcext:value-type="time">
            <text:p>00:20:5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5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25-08-15" calcext:value-type="date">
            <text:p>2025-08-15</text:p>
          </table:table-cell>
          <table:table-cell table:style-name="ce1"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office:value-type="time" office:time-value="PT00H20M56S" calcext:value-type="time">
            <text:p>00:20:5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026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date" office:date-value="2026-08-15" calcext:value-type="date">
            <text:p>2026-08-15</text:p>
          </table:table-cell>
          <table:table-cell table:style-name="ce1"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0H20M00S" calcext:value-type="time">
            <text:p>00:20: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</table:table>
      <table:table table:name="2027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.k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emperature.F</text:p>
          </table:table-cell>
          <table:table-cell office:value-type="string" calcext:value-type="string">
            <text:p>Wind.mph</text:p>
          </table:table-cell>
          <table:table-cell office:value-type="string" calcext:value-type="string">
            <text:p>Precip.i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date" office:date-value="2027-08-15" calcext:value-type="date">
            <text:p>2027-08-15</text:p>
          </table:table-cell>
          <table:table-cell table:style-name="ce1" office:value-type="string" calcext:value-type="string">
            <text:p>Fake</text:p>
          </table:table-cell>
          <table:table-cell office:value-type="string" calcext:value-type="string">
            <text:p>Don’t care</text:p>
          </table:table-cell>
          <table:table-cell office:value-type="float" office:value="5" calcext:value-type="float">
            <text:p>5</text:p>
          </table:table-cell>
          <table:table-cell table:style-name="ce2" office:value-type="time" office:time-value="PT00H19M00S" calcext:value-type="time">
            <text:p>00:19: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3T13:22:14.397453053</dc:date>
    <meta:editing-duration>PT4H8M19S</meta:editing-duration>
    <meta:editing-cycles>10</meta:editing-cycles>
    <meta:generator>LibreOffice/7.3.7.2$Linux_X86_64 LibreOffice_project/30$Build-2</meta:generator>
    <meta:document-statistic meta:table-count="5" meta:cell-count="127" meta:object-count="0"/>
  </office:meta>
</office:document-meta>
</file>